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8180" officeooo:paragraph-rsid="00168180" style:font-weight-asian="bold" style:font-weight-complex="bold"/>
    </style:style>
    <style:style style:name="P2" style:family="paragraph" style:parent-style-name="Standard">
      <style:text-properties fo:font-weight="bold" officeooo:rsid="00168180" officeooo:paragraph-rsid="0029cf29" style:font-weight-asian="bold" style:font-weight-complex="bold"/>
    </style:style>
    <style:style style:name="P3" style:family="paragraph" style:parent-style-name="Standard">
      <style:text-properties fo:font-weight="bold" officeooo:rsid="00168180" officeooo:paragraph-rsid="00362c98" style:font-weight-asian="bold" style:font-weight-complex="bold"/>
    </style:style>
    <style:style style:name="P4" style:family="paragraph" style:parent-style-name="Standard">
      <style:text-properties fo:font-weight="bold" officeooo:rsid="0016f771" officeooo:paragraph-rsid="0016f771" style:font-weight-asian="bold" style:font-weight-complex="bold"/>
    </style:style>
    <style:style style:name="P5" style:family="paragraph" style:parent-style-name="Standard">
      <style:text-properties fo:font-weight="bold" officeooo:rsid="0019055f" officeooo:paragraph-rsid="0019055f" style:font-weight-asian="bold" style:font-weight-complex="bold"/>
    </style:style>
    <style:style style:name="P6" style:family="paragraph" style:parent-style-name="Standard">
      <style:text-properties fo:font-weight="bold" officeooo:rsid="001ae68e" officeooo:paragraph-rsid="001ae68e" style:font-weight-asian="bold" style:font-weight-complex="bold"/>
    </style:style>
    <style:style style:name="P7" style:family="paragraph" style:parent-style-name="Standard">
      <style:text-properties fo:font-weight="bold" officeooo:rsid="001c7d18" officeooo:paragraph-rsid="001c7d18" style:font-weight-asian="bold" style:font-weight-complex="bold"/>
    </style:style>
    <style:style style:name="P8" style:family="paragraph" style:parent-style-name="Standard">
      <style:text-properties fo:font-weight="bold" officeooo:rsid="001cfd4d" officeooo:paragraph-rsid="001cfd4d" style:font-weight-asian="bold" style:font-weight-complex="bold"/>
    </style:style>
    <style:style style:name="P9" style:family="paragraph" style:parent-style-name="Standard">
      <style:text-properties fo:font-weight="bold" officeooo:rsid="001e584c" officeooo:paragraph-rsid="001e584c" style:font-weight-asian="bold" style:font-weight-complex="bold"/>
    </style:style>
    <style:style style:name="P10" style:family="paragraph" style:parent-style-name="Standard">
      <style:text-properties fo:font-weight="bold" officeooo:rsid="001ecbe1" officeooo:paragraph-rsid="001ecbe1" style:font-weight-asian="bold" style:font-weight-complex="bold"/>
    </style:style>
    <style:style style:name="P11" style:family="paragraph" style:parent-style-name="Standard">
      <style:text-properties fo:font-weight="bold" officeooo:rsid="00214d46" officeooo:paragraph-rsid="00214d46" style:font-weight-asian="bold" style:font-weight-complex="bold"/>
    </style:style>
    <style:style style:name="P12" style:family="paragraph" style:parent-style-name="Standard">
      <style:text-properties fo:font-weight="bold" officeooo:rsid="0021955e" officeooo:paragraph-rsid="0021955e" style:font-weight-asian="bold" style:font-weight-complex="bold"/>
    </style:style>
    <style:style style:name="P13" style:family="paragraph" style:parent-style-name="Standard">
      <style:text-properties fo:font-weight="bold" officeooo:rsid="00241ca5" officeooo:paragraph-rsid="00241ca5" style:font-weight-asian="bold" style:font-weight-complex="bold"/>
    </style:style>
    <style:style style:name="P14" style:family="paragraph" style:parent-style-name="Standard">
      <style:text-properties fo:font-weight="bold" officeooo:rsid="00261ec7" officeooo:paragraph-rsid="00261ec7" style:font-weight-asian="bold" style:font-weight-complex="bold"/>
    </style:style>
    <style:style style:name="P15" style:family="paragraph" style:parent-style-name="Standard">
      <style:text-properties fo:font-weight="bold" officeooo:rsid="0027e575" officeooo:paragraph-rsid="0027e575" style:font-weight-asian="bold" style:font-weight-complex="bold"/>
    </style:style>
    <style:style style:name="P16" style:family="paragraph" style:parent-style-name="Standard">
      <style:text-properties fo:font-weight="bold" officeooo:rsid="0029a5ef" officeooo:paragraph-rsid="0029a5ef" style:font-weight-asian="bold" style:font-weight-complex="bold"/>
    </style:style>
    <style:style style:name="P17" style:family="paragraph" style:parent-style-name="Standard">
      <style:text-properties fo:font-weight="bold" officeooo:rsid="002b9886" officeooo:paragraph-rsid="002b9886" style:font-weight-asian="bold" style:font-weight-complex="bold"/>
    </style:style>
    <style:style style:name="P18" style:family="paragraph" style:parent-style-name="Standard">
      <style:text-properties fo:font-weight="bold" officeooo:rsid="002e0059" officeooo:paragraph-rsid="002e0059" style:font-weight-asian="bold" style:font-weight-complex="bold"/>
    </style:style>
    <style:style style:name="P19" style:family="paragraph" style:parent-style-name="Standard">
      <style:text-properties fo:font-weight="bold" officeooo:rsid="002ff2ee" officeooo:paragraph-rsid="002ff2ee" style:font-weight-asian="bold" style:font-weight-complex="bold"/>
    </style:style>
    <style:style style:name="P20" style:family="paragraph" style:parent-style-name="Standard">
      <style:text-properties fo:font-weight="bold" officeooo:rsid="0031e4aa" officeooo:paragraph-rsid="0031e4aa" style:font-weight-asian="bold" style:font-weight-complex="bold"/>
    </style:style>
    <style:style style:name="P21" style:family="paragraph" style:parent-style-name="Standard">
      <style:text-properties fo:font-weight="bold" officeooo:rsid="0031e4aa" officeooo:paragraph-rsid="0032389b" style:font-weight-asian="bold" style:font-weight-complex="bold"/>
    </style:style>
    <style:style style:name="P22" style:family="paragraph" style:parent-style-name="Standard">
      <style:text-properties fo:font-weight="bold" officeooo:rsid="0031e4aa" officeooo:paragraph-rsid="0033e12b" style:font-weight-asian="bold" style:font-weight-complex="bold"/>
    </style:style>
    <style:style style:name="P23" style:family="paragraph" style:parent-style-name="Standard">
      <style:text-properties fo:font-weight="bold" officeooo:rsid="0031e4aa" officeooo:paragraph-rsid="00350d3f" style:font-weight-asian="bold" style:font-weight-complex="bold"/>
    </style:style>
    <style:style style:name="P24" style:family="paragraph" style:parent-style-name="Standard">
      <style:text-properties fo:font-weight="bold" officeooo:rsid="0038d0a0" officeooo:paragraph-rsid="0038d0a0" style:font-weight-asian="bold" style:font-weight-complex="bold"/>
    </style:style>
    <style:style style:name="P25" style:family="paragraph" style:parent-style-name="Standard">
      <style:text-properties fo:font-weight="bold" officeooo:rsid="0038facb" officeooo:paragraph-rsid="0038facb" style:font-weight-asian="bold" style:font-weight-complex="bold"/>
    </style:style>
    <style:style style:name="P26" style:family="paragraph" style:parent-style-name="Standard">
      <style:text-properties fo:font-weight="bold" officeooo:rsid="0039f3c3" officeooo:paragraph-rsid="003e5b12" style:font-weight-asian="bold" style:font-weight-complex="bold"/>
    </style:style>
    <style:style style:name="P27" style:family="paragraph" style:parent-style-name="Standard">
      <style:text-properties fo:font-weight="bold" officeooo:rsid="003a8dbc" officeooo:paragraph-rsid="003a8dbc" style:font-weight-asian="bold" style:font-weight-complex="bold"/>
    </style:style>
    <style:style style:name="P28" style:family="paragraph" style:parent-style-name="Standard">
      <style:text-properties fo:font-weight="bold" officeooo:rsid="003b67c1" officeooo:paragraph-rsid="003ca7ba" style:font-weight-asian="bold" style:font-weight-complex="bold"/>
    </style:style>
    <style:style style:name="P29" style:family="paragraph" style:parent-style-name="Standard">
      <style:text-properties fo:font-weight="bold" officeooo:rsid="003d2f9c" officeooo:paragraph-rsid="003d2f9c" style:font-weight-asian="bold" style:font-weight-complex="bold"/>
    </style:style>
    <style:style style:name="P30" style:family="paragraph" style:parent-style-name="Standard">
      <style:text-properties fo:font-weight="bold" officeooo:rsid="0046b310" officeooo:paragraph-rsid="0046b310" style:font-weight-asian="bold" style:font-weight-complex="bold"/>
    </style:style>
    <style:style style:name="P31" style:family="paragraph" style:parent-style-name="Standard">
      <style:text-properties fo:font-weight="bold" officeooo:rsid="0048a911" officeooo:paragraph-rsid="0048a911" style:font-weight-asian="bold" style:font-weight-complex="bold"/>
    </style:style>
    <style:style style:name="P32" style:family="paragraph" style:parent-style-name="Standard">
      <style:text-properties fo:font-weight="bold" officeooo:rsid="004aaa70" officeooo:paragraph-rsid="004aaa70" style:font-weight-asian="bold" style:font-weight-complex="bold"/>
    </style:style>
    <style:style style:name="P33" style:family="paragraph" style:parent-style-name="Standard">
      <style:text-properties fo:font-weight="bold" officeooo:rsid="004c291f" officeooo:paragraph-rsid="004c291f" style:font-weight-asian="bold" style:font-weight-complex="bold"/>
    </style:style>
    <style:style style:name="P34" style:family="paragraph" style:parent-style-name="Standard">
      <style:text-properties fo:font-weight="bold" officeooo:rsid="004ed5db" officeooo:paragraph-rsid="004ed5db" style:font-weight-asian="bold" style:font-weight-complex="bold"/>
    </style:style>
    <style:style style:name="P35" style:family="paragraph" style:parent-style-name="Standard">
      <style:text-properties fo:font-weight="bold" officeooo:rsid="0050773a" officeooo:paragraph-rsid="0050773a" style:font-weight-asian="bold" style:font-weight-complex="bold"/>
    </style:style>
    <style:style style:name="P36" style:family="paragraph" style:parent-style-name="Standard">
      <style:text-properties fo:font-weight="bold" officeooo:rsid="005367db" officeooo:paragraph-rsid="005367db" style:font-weight-asian="bold" style:font-weight-complex="bold"/>
    </style:style>
    <style:style style:name="P37" style:family="paragraph" style:parent-style-name="Standard">
      <style:text-properties fo:font-weight="bold" officeooo:rsid="005367db" officeooo:paragraph-rsid="0055d3e0" style:font-weight-asian="bold" style:font-weight-complex="bold"/>
    </style:style>
    <style:style style:name="P38" style:family="paragraph" style:parent-style-name="Standard">
      <style:text-properties fo:font-weight="bold" officeooo:rsid="005367db" officeooo:paragraph-rsid="00563023" style:font-weight-asian="bold" style:font-weight-complex="bold"/>
    </style:style>
    <style:style style:name="P39" style:family="paragraph" style:parent-style-name="Standard">
      <style:text-properties fo:font-weight="normal" officeooo:rsid="00168180" officeooo:paragraph-rsid="00168180" style:font-weight-asian="normal" style:font-weight-complex="normal"/>
    </style:style>
    <style:style style:name="P40" style:family="paragraph" style:parent-style-name="Standard">
      <style:text-properties fo:font-weight="normal" officeooo:rsid="00183bdc" officeooo:paragraph-rsid="00183bdc" style:font-weight-asian="normal" style:font-weight-complex="normal"/>
    </style:style>
    <style:style style:name="P41" style:family="paragraph" style:parent-style-name="Standard">
      <style:text-properties fo:font-weight="normal" officeooo:rsid="001ae68e" officeooo:paragraph-rsid="001ae68e" style:font-weight-asian="normal" style:font-weight-complex="normal"/>
    </style:style>
    <style:style style:name="P42" style:family="paragraph" style:parent-style-name="Standard">
      <style:text-properties fo:font-weight="normal" officeooo:rsid="001ae68e" officeooo:paragraph-rsid="004ceec6" style:font-weight-asian="normal" style:font-weight-complex="normal"/>
    </style:style>
    <style:style style:name="P43" style:family="paragraph" style:parent-style-name="Standard">
      <style:text-properties fo:font-weight="normal" officeooo:rsid="001c7d18" officeooo:paragraph-rsid="001c7d18" style:font-weight-asian="normal" style:font-weight-complex="normal"/>
    </style:style>
    <style:style style:name="P44" style:family="paragraph" style:parent-style-name="Standard">
      <style:text-properties fo:font-weight="normal" officeooo:rsid="001d72bd" officeooo:paragraph-rsid="001d72bd" style:font-weight-asian="normal" style:font-weight-complex="normal"/>
    </style:style>
    <style:style style:name="P45" style:family="paragraph" style:parent-style-name="Standard">
      <style:text-properties fo:font-weight="normal" officeooo:rsid="001e584c" officeooo:paragraph-rsid="001e584c" style:font-weight-asian="normal" style:font-weight-complex="normal"/>
    </style:style>
    <style:style style:name="P46" style:family="paragraph" style:parent-style-name="Standard">
      <style:text-properties fo:font-weight="normal" officeooo:rsid="001ecbe1" officeooo:paragraph-rsid="001ecbe1" style:font-weight-asian="normal" style:font-weight-complex="normal"/>
    </style:style>
    <style:style style:name="P47" style:family="paragraph" style:parent-style-name="Standard">
      <style:text-properties fo:font-weight="normal" officeooo:rsid="0021955e" officeooo:paragraph-rsid="0021955e" style:font-weight-asian="normal" style:font-weight-complex="normal"/>
    </style:style>
    <style:style style:name="P48" style:family="paragraph" style:parent-style-name="Standard">
      <style:text-properties fo:font-weight="normal" officeooo:rsid="002d0bab" officeooo:paragraph-rsid="002d0bab" style:font-weight-asian="normal" style:font-weight-complex="normal"/>
    </style:style>
    <style:style style:name="P49" style:family="paragraph" style:parent-style-name="Standard">
      <style:text-properties fo:font-weight="normal" officeooo:rsid="002e7f0f" officeooo:paragraph-rsid="002e7f0f" style:font-weight-asian="normal" style:font-weight-complex="normal"/>
    </style:style>
    <style:style style:name="P50" style:family="paragraph" style:parent-style-name="Standard">
      <style:text-properties fo:font-weight="normal" officeooo:rsid="0039f3c3" officeooo:paragraph-rsid="003e5b12" style:font-weight-asian="normal" style:font-weight-complex="normal"/>
    </style:style>
    <style:style style:name="P51" style:family="paragraph" style:parent-style-name="Standard">
      <style:text-properties style:text-underline-style="none" fo:font-weight="bold" officeooo:rsid="004ed5db" officeooo:paragraph-rsid="004ed5db" style:font-weight-asian="bold" style:font-weight-complex="bold"/>
    </style:style>
    <style:style style:name="P52" style:family="paragraph" style:parent-style-name="Standard">
      <style:text-properties style:text-underline-style="none" fo:font-weight="bold" officeooo:rsid="004ed5db" officeooo:paragraph-rsid="005317f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8846" style:font-weight-asian="normal" style:font-weight-complex="normal"/>
    </style:style>
    <style:style style:name="T3" style:family="text">
      <style:text-properties fo:font-weight="normal" officeooo:rsid="00168beb" style:font-weight-asian="normal" style:font-weight-complex="normal"/>
    </style:style>
    <style:style style:name="T4" style:family="text">
      <style:text-properties fo:font-weight="normal" officeooo:rsid="0016e209" style:font-weight-asian="normal" style:font-weight-complex="normal"/>
    </style:style>
    <style:style style:name="T5" style:family="text">
      <style:text-properties fo:font-weight="normal" officeooo:rsid="002d0bab" style:font-weight-asian="normal" style:font-weight-complex="normal"/>
    </style:style>
    <style:style style:name="T6" style:family="text">
      <style:text-properties fo:font-weight="normal" officeooo:rsid="0033e12b" style:font-weight-asian="normal" style:font-weight-complex="normal"/>
    </style:style>
    <style:style style:name="T7" style:family="text">
      <style:text-properties fo:font-weight="normal" officeooo:rsid="00350d3f" style:font-weight-asian="normal" style:font-weight-complex="normal"/>
    </style:style>
    <style:style style:name="T8" style:family="text">
      <style:text-properties fo:font-weight="normal" officeooo:rsid="003bd3b7" style:font-weight-asian="normal" style:font-weight-complex="normal"/>
    </style:style>
    <style:style style:name="T9" style:family="text">
      <style:text-properties fo:font-weight="normal" officeooo:rsid="003ca7ba" style:font-weight-asian="normal" style:font-weight-complex="normal"/>
    </style:style>
    <style:style style:name="T10" style:family="text">
      <style:text-properties fo:font-weight="normal" officeooo:rsid="0051c65c" style:font-weight-asian="normal" style:font-weight-complex="normal"/>
    </style:style>
    <style:style style:name="T11" style:family="text">
      <style:text-properties fo:font-weight="normal" officeooo:rsid="0055d3e0" style:font-weight-asian="normal" style:font-weight-complex="normal"/>
    </style:style>
    <style:style style:name="T12" style:family="text">
      <style:text-properties officeooo:rsid="00168846"/>
    </style:style>
    <style:style style:name="T13" style:family="text">
      <style:text-properties officeooo:rsid="00168beb"/>
    </style:style>
    <style:style style:name="T14" style:family="text">
      <style:text-properties officeooo:rsid="0016e209"/>
    </style:style>
    <style:style style:name="T15" style:family="text">
      <style:text-properties officeooo:rsid="00183bdc"/>
    </style:style>
    <style:style style:name="T16" style:family="text">
      <style:text-properties officeooo:rsid="0019055f"/>
    </style:style>
    <style:style style:name="T17" style:family="text">
      <style:text-properties officeooo:rsid="0019e776"/>
    </style:style>
    <style:style style:name="T18" style:family="text">
      <style:text-properties officeooo:rsid="001ae68e"/>
    </style:style>
    <style:style style:name="T19" style:family="text">
      <style:text-properties officeooo:rsid="001c1425"/>
    </style:style>
    <style:style style:name="T20" style:family="text">
      <style:text-properties officeooo:rsid="001cfd4d"/>
    </style:style>
    <style:style style:name="T21" style:family="text">
      <style:text-properties officeooo:rsid="001ecbe1"/>
    </style:style>
    <style:style style:name="T22" style:family="text">
      <style:text-properties officeooo:rsid="001fe781"/>
    </style:style>
    <style:style style:name="T23" style:family="text">
      <style:text-properties officeooo:rsid="0021955e"/>
    </style:style>
    <style:style style:name="T24" style:family="text">
      <style:text-properties officeooo:rsid="0022b633"/>
    </style:style>
    <style:style style:name="T25" style:family="text">
      <style:text-properties officeooo:rsid="002d0bab"/>
    </style:style>
    <style:style style:name="T26" style:family="text">
      <style:text-properties officeooo:rsid="002e0059"/>
    </style:style>
    <style:style style:name="T27" style:family="text">
      <style:text-properties officeooo:rsid="002e7f0f"/>
    </style:style>
    <style:style style:name="T28" style:family="text">
      <style:text-properties officeooo:rsid="0031e4aa"/>
    </style:style>
    <style:style style:name="T29" style:family="text">
      <style:text-properties officeooo:rsid="0032389b"/>
    </style:style>
    <style:style style:name="T30" style:family="text">
      <style:text-properties officeooo:rsid="0033e12b"/>
    </style:style>
    <style:style style:name="T31" style:family="text">
      <style:text-properties officeooo:rsid="00362c98"/>
    </style:style>
    <style:style style:name="T32" style:family="text">
      <style:text-properties officeooo:rsid="003ca7ba"/>
    </style:style>
    <style:style style:name="T33" style:family="text">
      <style:text-properties officeooo:rsid="003d2f9c"/>
    </style:style>
    <style:style style:name="T34" style:family="text">
      <style:text-properties officeooo:rsid="0040d69b"/>
    </style:style>
    <style:style style:name="T35" style:family="text">
      <style:text-properties officeooo:rsid="00439cec"/>
    </style:style>
    <style:style style:name="T36" style:family="text">
      <style:text-properties officeooo:rsid="005317f2"/>
    </style:style>
    <style:style style:name="T37" style:family="text">
      <style:text-properties officeooo:rsid="0055d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:</text:p>
      <text:p text:style-name="P1"/>
      <text:p text:style-name="P1">1. shaiwal/Uber/</text:p>
      <text:p text:style-name="P1">ByTimezone --&gt; <text:span text:style-name="T1">contains all the data collected</text:span></text:p>
      <text:p text:style-name="P2">dataset --&gt; <text:span text:style-name="T1">contains the NYC Dataset </text:span><text:span text:style-name="T5">and also locations file for different timezones</text:span></text:p>
      <text:p text:style-name="P2"><text:span text:style-name="T17">Some links</text:span></text:p>
      <text:p text:style-name="P1"><text:span text:style-name="T1"/></text:p>
      <text:p text:style-name="P1"><text:s/>/ByTimezone</text:p>
      <text:p text:style-name="P1"><text:span text:style-name="T15">a ) <text:s/></text:span>0,1,2,3,4,5,6,7,8,9,10,11,12,13,14,15,16,17,18,19,20,21,22,23 </text:p>
      <text:p text:style-name="P39">There is folder for each timezone</text:p>
      <text:p text:style-name="P39">Each of the above folders have </text:p>
      <text:p text:style-name="P1">logs --<text:span text:style-name="T12">&gt; </text:span><text:span text:style-name="T2">the dataset is split into many parts and data is collected. This folder has logs for that.</text:span></text:p>
      <text:p text:style-name="P1">nyc_taxi --<text:span text:style-name="T13">&gt; </text:span><text:span text:style-name="T3">Two file (list of locations(OD) pairs of that timezone) in txt and sqlite</text:span></text:p>
      <text:p text:style-name="P1">uber --<text:span text:style-name="T14">&gt; </text:span><text:span text:style-name="T4">has the json files collected for each split of data</text:span></text:p>
      <text:p text:style-name="P1">mergedjsonfile(timezone-uberprice.json.gz) ---<text:span text:style-name="T14">&gt; </text:span><text:span text:style-name="T4">merging the result.</text:span></text:p>
      <text:p text:style-name="P35">Test.txt --&gt; <text:span text:style-name="T1">set of 50 random locations for testing1</text:span></text:p>
      <text:p text:style-name="P34">6,10,16,20 contains additional files:</text:p>
      <text:p text:style-name="P51">diff_zone6.json.gz ---&gt;<text:span text:style-name="T1">contains the differecne in fare distribution used for plotting the CDF.</text:span><text:span text:style-name="T10">(for uber)</text:span></text:p>
      <text:p text:style-name="P52"><text:span text:style-name="T36">lyft_</text:span>diff_zone6.json.gz<text:span text:style-name="T1"> ---&gt;contains the differecne in fare distribution used for plotting the CDF.</text:span><text:span text:style-name="T10">(for uber)</text:span></text:p>
      <text:p text:style-name="P36">nyc_taxi</text:p>
      <text:p text:style-name="P36">zone<text:span text:style-name="T37">6</text:span>_loc_count_avg. ---&gt; <text:span text:style-name="T1"><text:s/>contains the OD pair, Tripcount,avg_distance,duration,fare.</text:span></text:p>
      <text:p text:style-name="P37">zone10_loc_count_avg. ---&gt; <text:span text:style-name="T1"><text:s/>contains the OD pair, Tripcount,avg_distance,duration,fare.</text:span></text:p>
      <text:p text:style-name="P37">zone1<text:span text:style-name="T37">6</text:span>_loc_count_avg.<text:span text:style-name="T1"> ---&gt; <text:s/>contains the OD pair, Tripcount,avg_distance,duration,fare.</text:span></text:p>
      <text:p text:style-name="P37">zone<text:span text:style-name="T37">2</text:span>0_loc_count_avg<text:span text:style-name="T1">. ---&gt; <text:s/>contains the OD pair, Tripcount,avg_distance,duration,fare.</text:span></text:p>
      <text:p text:style-name="P4"><text:span text:style-name="T15">b) <text:s/>c</text:span>andidates <text:span text:style-name="T16">(txt+sqlite)</text:span></text:p>
      <text:p text:style-name="P40">this contains the common locations of Timezone 6,10,16,20 <text:s/>around 19 thousand OD pairs.</text:p>
      <text:p text:style-name="P40"/>
      <text:p text:style-name="P5">c)<text:span text:style-name="T18">code</text:span></text:p>
      <text:p text:style-name="P41">contains all the codes , for more information, see the code_guide</text:p>
      <text:p text:style-name="P41"/>
      <text:p text:style-name="P6">d)code_old</text:p>
      <text:p text:style-name="P33">output_old (contains the intial outputs)</text:p>
      <text:p text:style-name="P42">very initial codes</text:p>
      <text:p text:style-name="P41"/>
      <text:p text:style-name="P6">e)<text:span text:style-name="T19">code_scheduling</text:span></text:p>
      <text:p text:style-name="P30">logs (all logs while scheduling the code)</text:p>
      <text:p text:style-name="P43">contains all the codes using the python scheduler to run the code at a specified time</text:p>
      <text:p text:style-name="P43"/>
      <text:p text:style-name="P7">f)estimator</text:p>
      <text:p text:style-name="P43">it contains the training set for each timezone for our model</text:p>
      <text:p text:style-name="P43">For example ,0_1lat_long_popularity_surcharge.csv --&gt; for timezone 0</text:p>
      <text:p text:style-name="P43"/>
      <text:p text:style-name="P7">g)<text:span text:style-name="T20">keys</text:span></text:p>
      <text:p text:style-name="P8">uber --&gt; api_keys.txt <text:span text:style-name="T1">, contains 100 server tokens and </text:span>api_keys1.txt<text:span text:style-name="T1"> has 200 server tokens.</text:span></text:p>
      <text:p text:style-name="P8">Lyft --&gt; uses Outh2.0, <text:span text:style-name="T1">first generates the server tokens(valid for one hour only) and then use them .</text:span></text:p>
      <text:p text:style-name="P8"><text:span text:style-name="T1"/></text:p>
      <text:p text:style-name="P8">h)marker</text:p>
      <text:p text:style-name="P44">the json inside the folder has a set of locations in different clusters, we can plot them on google map</text:p>
      <text:p text:style-name="P45"/>
      <text:p text:style-name="P9">i)<text:span text:style-name="T21">mergelog</text:span></text:p>
      <text:p text:style-name="P46"><text:soft-page-break/>when the json files are merged , just a log of that operation</text:p>
      <text:p text:style-name="P46"/>
      <text:p text:style-name="P10">j)other</text:p>
      <text:p text:style-name="P46">contains insights about shell command<text:span text:style-name="T22">s</text:span></text:p>
      <text:p text:style-name="P46">how to find union ? Intersection ? Remove duplicated using <text:s/>many files</text:p>
      <text:p text:style-name="P46"/>
      <text:p text:style-name="P11">k)<text:span text:style-name="T23">pdfs</text:span></text:p>
      <text:p text:style-name="P47">the pdf files we used information from</text:p>
      <text:p text:style-name="P47"/>
      <text:p text:style-name="P12">l)<text:span text:style-name="T24">pi_drop_profile</text:span></text:p>
      <text:p text:style-name="P12"/>
      <text:p text:style-name="P13">dropoff.txt --&gt; <text:span text:style-name="T1">list of all dropoff locations</text:span></text:p>
      <text:p text:style-name="P13">pickup.txt ---&gt;<text:span text:style-name="T1"> list of all pickup locations</text:span></text:p>
      <text:p text:style-name="P14">pi_drop_union.txt ---&gt; <text:span text:style-name="T1">union of above two files</text:span></text:p>
      <text:p text:style-name="P15">/profiles_json --&gt; <text:span text:style-name="T1"><text:s/>contains the info colleccted for pi and drop at diff ,timezones into json.</text:span></text:p>
      <text:p text:style-name="P16">pi_drop_merged.json.gz --&gt; <text:span text:style-name="T1"><text:s/>just a merged file of all the above documents</text:span></text:p>
      <text:p text:style-name="P16"><text:span text:style-name="T1"/></text:p>
      <text:p text:style-name="P40"/>
      <text:p text:style-name="P17">m)<text:span text:style-name="T25">plots</text:span></text:p>
      <text:p text:style-name="P48">contains all the plots <text:span text:style-name="T26">CDF,heatmap files too.</text:span></text:p>
      <text:p text:style-name="P48"/>
      <text:p text:style-name="P18">n)<text:span text:style-name="T27">Project presentation</text:span></text:p>
      <text:p text:style-name="P49">all the files for latex report and powerpoint presentation.</text:p>
      <text:p text:style-name="P49"/>
      <text:p text:style-name="P19">o)<text:span text:style-name="T28">Requirements</text:span></text:p>
      <text:p text:style-name="P20">Miniconda2-latest-Linux-x86_64.sh</text:p>
      <text:p text:style-name="P20">geekdon.zip ---&gt; <text:span text:style-name="T1">enviroment is zipped . </text:span></text:p>
      <text:p text:style-name="P21"><text:span text:style-name="T1">After installing, copy to miniconda2/env</text:span></text:p>
      <text:p text:style-name="P21"><text:span text:style-name="T1"/></text:p>
      <text:p text:style-name="P21"><text:span text:style-name="T29">p) Research Papers</text:span></text:p>
      <text:p text:style-name="P22"><text:span text:style-name="T6">The papers <text:s/>we referred.</text:span></text:p>
      <text:p text:style-name="P22"><text:span text:style-name="T6"/></text:p>
      <text:p text:style-name="P23"><text:span text:style-name="T30">q)testing1</text:span></text:p>
      <text:p text:style-name="P31">test.txt --&gt; 50 random locations in new york</text:p>
      <text:p text:style-name="P32">sch6.log --&gt; results on <text:s/>timezone 6</text:p>
      <text:p text:style-name="P32">sch 10 --&gt; for timezone 10 and so on </text:p>
      <text:p text:style-name="P23"><text:span text:style-name="T7">results of testing a random set of 50 locations versus the real surcharge at that location returned by Uber.</text:span></text:p>
      <text:p text:style-name="P23"><text:s/></text:p>
      <text:p text:style-name="P3"><text:span text:style-name="T31">2.</text:span> shaiwal/<text:span text:style-name="T31">OSM</text:span>/ <text:span text:style-name="T35">(Open Street Map)</text:span></text:p>
      <text:p text:style-name="P24">code</text:p>
      <text:p text:style-name="P27">roadnetwork_plot_v2.py ---&gt;<text:span text:style-name="T1"> Useful code for plotting the roadnetwork within the boundary locations of the latitude and longitude</text:span></text:p>
      <text:p text:style-name="P28">roadnetwork.py --<text:span text:style-name="T32">&gt; </text:span><text:span text:style-name="T8">for generating the nodes.txt and edges.txt </text:span><text:span text:style-name="T9">and visulization using networkx library.</text:span></text:p>
      <text:p text:style-name="P28">roadnetwork_v2.py ---&gt; <text:span text:style-name="T8">for generating the nodes.txt and edges.txt</text:span></text:p>
      <text:p text:style-name="P29"><text:span text:style-name="T34">(</text:span>parsed <text:span text:style-name="T34">xml </text:span>using Beautiful Soup<text:span text:style-name="T34">)</text:span></text:p>
      <text:p text:style-name="P24">data <text:span text:style-name="T33">(input xml file)</text:span></text:p>
      <text:p text:style-name="P24">output</text:p>
      <text:p text:style-name="P50">For a road map, we would have nodes (lat_long) and edges (lat_long_lat_long),</text:p>
      <text:p text:style-name="P26"><text:tab/>edges.txt</text:p>
      <text:p text:style-name="P26"><text:tab/>nodes.txt</text:p>
      <text:p text:style-name="P24"><text:soft-page-break/>bs4.zip --&gt; beautifule soup package file </text:p>
      <text:p text:style-name="P25">install_beautiflsoup(bs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06:43:32.783474105</meta:creation-date>
    <dc:date>2016-07-01T09:10:27.011070580</dc:date>
    <meta:editing-duration>PT2H26M25S</meta:editing-duration>
    <meta:editing-cycles>63</meta:editing-cycles>
    <meta:generator>LibreOffice/5.1.3.2$Linux_X86_64 LibreOffice_project/10m0$Build-2</meta:generator>
    <meta:document-statistic meta:table-count="0" meta:image-count="0" meta:object-count="0" meta:page-count="3" meta:paragraph-count="82" meta:word-count="568" meta:character-count="3764" meta:non-whitespace-character-count="3285"/>
  </office:meta>
</office:document-meta>
</file>